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63fd9" officeooo:paragraph-rsid="00063fd9"/>
    </style:style>
    <style:style style:name="P2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officeooo:rsid="00063fd9" officeooo:paragraph-rsid="00063fd9"/>
    </style:style>
    <style:style style:name="P3" style:family="paragraph" style:parent-style-name="Standard">
      <style:paragraph-properties fo:margin-left="0cm" fo:margin-right="0cm" fo:line-height="100%" fo:text-align="center" style:justify-single-word="false" fo:text-indent="0cm" style:auto-text-indent="false"/>
      <style:text-properties fo:font-size="12pt" fo:font-weight="bold" officeooo:rsid="00063fd9" officeooo:paragraph-rsid="00063fd9" style:font-size-asian="12pt" style:language-asian="en" style:country-asian="US" style:font-weight-asian="bold" style:font-size-complex="12pt" style:font-weight-complex="bold"/>
    </style:style>
    <style:style style:name="P4" style:family="paragraph" style:parent-style-name="Standard" style:list-style-name="L1">
      <style:paragraph-properties fo:margin-top="0.199cm" fo:margin-bottom="0.199cm" loext:contextual-spacing="false" fo:line-height="100%" fo:text-align="justify" style:justify-single-word="false"/>
      <style:text-properties fo:font-size="11pt" officeooo:paragraph-rsid="00063fd9" style:font-size-asian="11pt" style:font-size-complex="11pt"/>
    </style:style>
    <style:style style:name="P5" style:family="paragraph" style:parent-style-name="Standard" style:list-style-name="L1">
      <style:paragraph-properties fo:margin-top="0.199cm" fo:margin-bottom="0.199cm" loext:contextual-spacing="false" fo:line-height="100%" fo:text-align="justify" style:justify-single-word="false"/>
      <style:text-properties fo:font-size="11pt" fo:font-weight="bold" officeooo:rsid="000de9fb" officeooo:paragraph-rsid="000de9fb" style:font-size-asian="11pt" style:language-asian="en" style:country-asian="US" style:font-weight-asian="bold" style:font-size-complex="11pt" style:font-weight-complex="bold"/>
    </style:style>
    <style:style style:name="P6" style:family="paragraph" style:parent-style-name="Standard" style:list-style-name="L1">
      <style:paragraph-properties fo:margin-top="0.199cm" fo:margin-bottom="0.199cm" loext:contextual-spacing="false" fo:line-height="100%" fo:text-align="justify" style:justify-single-word="false"/>
      <style:text-properties fo:font-size="11pt" fo:font-weight="bold" officeooo:rsid="000a4524" officeooo:paragraph-rsid="000a4524" style:font-size-asian="11pt" style:font-weight-asian="bold" style:font-size-complex="11pt" style:font-weight-complex="bold"/>
    </style:style>
    <style:style style:name="P7" style:family="paragraph" style:parent-style-name="Standard" style:list-style-name="L1">
      <style:paragraph-properties fo:margin-top="0.199cm" fo:margin-bottom="0.199cm" loext:contextual-spacing="false" fo:line-height="100%" fo:text-align="justify" style:justify-single-word="false"/>
      <style:text-properties fo:font-size="11pt" fo:font-weight="normal" officeooo:rsid="000fc3cb" officeooo:paragraph-rsid="000fc3cb" style:font-size-asian="11pt" style:font-weight-asian="normal" style:font-size-complex="11pt" style:font-weight-complex="normal"/>
    </style:style>
    <style:style style:name="P8" style:family="paragraph" style:parent-style-name="Standard" style:list-style-name="L2">
      <style:paragraph-properties fo:margin-top="0cm" fo:margin-bottom="0.101cm" loext:contextual-spacing="false" fo:line-height="100%" fo:text-align="justify" style:justify-single-word="false"/>
      <style:text-properties fo:font-size="11pt" fo:font-weight="normal" officeooo:rsid="001b8305" officeooo:paragraph-rsid="001d8ccd" style:font-size-asian="11pt" style:language-asian="en" style:country-asian="US" style:font-weight-asian="normal" style:font-size-complex="11pt" style:font-weight-complex="normal"/>
    </style:style>
    <style:style style:name="P9" style:family="paragraph" style:parent-style-name="Standard" style:list-style-name="L5">
      <style:paragraph-properties fo:margin-top="0cm" fo:margin-bottom="0.101cm" loext:contextual-spacing="false" fo:line-height="100%" fo:text-align="justify" style:justify-single-word="false"/>
      <style:text-properties fo:font-size="11pt" fo:font-weight="normal" officeooo:rsid="000e975e" officeooo:paragraph-rsid="000e975e" style:font-size-asian="11pt" style:language-asian="en" style:country-asian="US" style:font-weight-asian="normal" style:font-size-complex="11pt" style:font-weight-complex="normal"/>
    </style:style>
    <style:style style:name="P10" style:family="paragraph" style:parent-style-name="Standard" style:list-style-name="L5">
      <style:paragraph-properties fo:margin-top="0cm" fo:margin-bottom="0.101cm" loext:contextual-spacing="false" fo:line-height="100%" fo:text-align="justify" style:justify-single-word="false"/>
      <style:text-properties fo:font-size="11pt" fo:font-weight="normal" officeooo:rsid="000f2b6b" officeooo:paragraph-rsid="000f2b6b" style:font-size-asian="11pt" style:language-asian="en" style:country-asian="US" style:font-weight-asian="normal" style:font-size-complex="11pt" style:font-weight-complex="normal"/>
    </style:style>
    <style:style style:name="P11" style:family="paragraph" style:parent-style-name="Standard" style:list-style-name="L2">
      <style:paragraph-properties fo:margin-top="0cm" fo:margin-bottom="0.101cm" loext:contextual-spacing="false" fo:line-height="100%" fo:text-align="justify" style:justify-single-word="false"/>
      <style:text-properties fo:font-size="11pt" fo:font-weight="normal" officeooo:rsid="001ecf27" officeooo:paragraph-rsid="001ecf27" style:font-size-asian="11pt" style:language-asian="en" style:country-asian="US" style:font-weight-asian="normal" style:font-size-complex="11pt" style:font-weight-complex="normal"/>
    </style:style>
    <style:style style:name="P12" style:family="paragraph" style:parent-style-name="Standard" style:list-style-name="L3">
      <style:paragraph-properties fo:margin-top="0cm" fo:margin-bottom="0.101cm" loext:contextual-spacing="false" fo:line-height="100%" fo:text-align="justify" style:justify-single-word="false"/>
      <style:text-properties fo:font-size="11pt" fo:font-weight="normal" officeooo:rsid="000ba5be" officeooo:paragraph-rsid="000ba5be" style:font-size-asian="11pt" style:font-weight-asian="normal" style:font-size-complex="11pt" style:font-weight-complex="normal"/>
    </style:style>
    <style:style style:name="P13" style:family="paragraph" style:parent-style-name="Standard" style:list-style-name="L5">
      <style:paragraph-properties fo:margin-top="0cm" fo:margin-bottom="0.101cm" loext:contextual-spacing="false" fo:line-height="100%" fo:text-align="justify" style:justify-single-word="false"/>
      <style:text-properties fo:font-size="11pt" fo:font-weight="normal" officeooo:rsid="000f2b6b" officeooo:paragraph-rsid="000f2b6b" style:font-size-asian="11pt" style:font-weight-asian="normal" style:font-size-complex="11pt" style:font-weight-complex="normal"/>
    </style:style>
    <style:style style:name="P14" style:family="paragraph" style:parent-style-name="Text_20_body" style:list-style-name="L2">
      <style:paragraph-properties fo:margin-top="0cm" fo:margin-bottom="0.101cm" loext:contextual-spacing="false" fo:line-height="100%" fo:text-align="justify" style:justify-single-word="false"/>
      <style:text-properties fo:font-size="11pt" fo:font-weight="normal" officeooo:rsid="00063fd9" officeooo:paragraph-rsid="000866bc" style:font-size-asian="11pt" style:font-weight-asian="normal" style:font-size-complex="11pt" style:font-weight-complex="normal"/>
    </style:style>
    <style:style style:name="P15" style:family="paragraph" style:parent-style-name="Text_20_body" style:list-style-name="L2">
      <style:paragraph-properties fo:margin-top="0cm" fo:margin-bottom="0.101cm" loext:contextual-spacing="false" fo:line-height="100%" fo:text-align="justify" style:justify-single-word="false"/>
      <style:text-properties fo:font-size="11pt" fo:font-weight="normal" officeooo:rsid="000ba5be" officeooo:paragraph-rsid="000ba5be" style:font-size-asian="11pt" style:font-weight-asian="normal" style:font-size-complex="11pt" style:font-weight-complex="normal"/>
    </style:style>
    <style:style style:name="P16" style:family="paragraph" style:parent-style-name="Text_20_body" style:list-style-name="L4">
      <style:paragraph-properties fo:margin-top="0cm" fo:margin-bottom="0.101cm" loext:contextual-spacing="false" fo:line-height="100%" fo:text-align="justify" style:justify-single-word="false"/>
      <style:text-properties fo:font-size="11pt" fo:font-weight="normal" officeooo:rsid="000de9fb" officeooo:paragraph-rsid="001b8305" style:font-size-asian="11pt" style:font-weight-asian="normal" style:font-size-complex="11pt" style:font-weight-complex="normal"/>
    </style:style>
    <style:style style:name="P17" style:family="paragraph" style:parent-style-name="Text_20_body" style:list-style-name="L4">
      <style:paragraph-properties fo:margin-top="0cm" fo:margin-bottom="0.101cm" loext:contextual-spacing="false" fo:line-height="100%" fo:text-align="justify" style:justify-single-word="false"/>
      <style:text-properties fo:font-size="11pt" fo:font-weight="normal" officeooo:rsid="000e975e" officeooo:paragraph-rsid="001ecf27" style:font-size-asian="11pt" style:font-weight-asian="normal" style:font-size-complex="11pt" style:font-weight-complex="normal"/>
    </style:style>
    <style:style style:name="P18" style:family="paragraph" style:parent-style-name="Text_20_body" style:list-style-name="L2">
      <style:paragraph-properties fo:margin-top="0cm" fo:margin-bottom="0.101cm" loext:contextual-spacing="false" fo:line-height="100%" fo:text-align="justify" style:justify-single-word="false"/>
      <style:text-properties fo:font-size="11pt" fo:font-weight="normal" officeooo:rsid="000866bc" officeooo:paragraph-rsid="000866bc" style:font-size-asian="11pt" style:font-weight-asian="normal" style:font-size-complex="11pt" style:font-weight-complex="normal"/>
    </style:style>
    <style:style style:name="P19" style:family="paragraph" style:parent-style-name="Text_20_body" style:list-style-name="L2">
      <style:paragraph-properties fo:margin-top="0cm" fo:margin-bottom="0.101cm" loext:contextual-spacing="false" fo:line-height="100%" fo:text-align="justify" style:justify-single-word="false"/>
      <style:text-properties fo:font-size="11pt" fo:font-weight="normal" officeooo:rsid="000866bc" officeooo:paragraph-rsid="000866bc" style:font-size-asian="11pt" style:language-asian="en" style:country-asian="US" style:font-weight-asian="normal" style:font-size-complex="11pt" style:font-weight-complex="normal"/>
    </style:style>
    <style:style style:name="P20" style:family="paragraph" style:parent-style-name="Text_20_body" style:list-style-name="L4">
      <style:paragraph-properties fo:margin-top="0cm" fo:margin-bottom="0.101cm" loext:contextual-spacing="false" fo:line-height="100%" fo:text-align="justify" style:justify-single-word="false"/>
      <style:text-properties fo:font-size="11pt" fo:font-weight="normal" officeooo:rsid="001a0581" officeooo:paragraph-rsid="001b8305" style:font-size-asian="11pt" style:language-asian="en" style:country-asian="US" style:font-weight-asian="normal" style:font-size-complex="11pt" style:font-weight-complex="normal"/>
    </style:style>
    <style:style style:name="P21" style:family="paragraph" style:parent-style-name="Text_20_body" style:list-style-name="L4">
      <style:paragraph-properties fo:margin-top="0cm" fo:margin-bottom="0.101cm" loext:contextual-spacing="false" fo:line-height="100%" fo:text-align="justify" style:justify-single-word="false"/>
      <style:text-properties officeooo:paragraph-rsid="001a0581"/>
    </style:style>
    <style:style style:name="T1" style:family="text">
      <style:text-properties fo:font-weight="bold" officeooo:rsid="000a4524" style:language-asian="en" style:country-asian="US" style:font-weight-asian="bold" style:font-weight-complex="bold"/>
    </style:style>
    <style:style style:name="T2" style:family="text">
      <style:text-properties fo:font-weight="bold" officeooo:rsid="0008039d" style:language-asian="en" style:country-asian="US" style:font-weight-asian="bold" style:font-weight-complex="bold"/>
    </style:style>
    <style:style style:name="T3" style:family="text">
      <style:text-properties fo:font-weight="bold" officeooo:rsid="00063fd9" style:language-asian="en" style:country-asian="US" style:font-weight-asian="bold" style:font-weight-complex="bold"/>
    </style:style>
    <style:style style:name="T4" style:family="text">
      <style:text-properties style:language-asian="en" style:country-asian="US"/>
    </style:style>
    <style:style style:name="T5" style:family="text">
      <style:text-properties officeooo:rsid="000866bc" style:language-asian="en" style:country-asian="US"/>
    </style:style>
    <style:style style:name="T6" style:family="text">
      <style:text-properties officeooo:rsid="0008c52e" style:language-asian="en" style:country-asian="US"/>
    </style:style>
    <style:style style:name="T7" style:family="text">
      <style:text-properties officeooo:rsid="000f2b6b" style:language-asian="en" style:country-asian="US"/>
    </style:style>
    <style:style style:name="T8" style:family="text">
      <style:text-properties officeooo:rsid="000fc3cb" style:language-asian="en" style:country-asian="US"/>
    </style:style>
    <style:style style:name="T9" style:family="text">
      <style:text-properties officeooo:rsid="001873a9" style:language-asian="en" style:country-asian="US"/>
    </style:style>
    <style:style style:name="T10" style:family="text">
      <style:text-properties officeooo:rsid="001a0581" style:language-asian="en" style:country-asian="US"/>
    </style:style>
    <style:style style:name="T11" style:family="text">
      <style:text-properties officeooo:rsid="001d8ccd" style:language-asian="en" style:country-asian="US"/>
    </style:style>
    <style:style style:name="T12" style:family="text">
      <style:text-properties officeooo:rsid="001dd6d1" style:language-asian="en" style:country-asian="US"/>
    </style:style>
    <style:style style:name="T13" style:family="text">
      <style:text-properties officeooo:rsid="001ecf27" style:language-asian="en" style:country-asian="US"/>
    </style:style>
    <style:style style:name="T14" style:family="text">
      <style:text-properties officeooo:rsid="001f1329" style:language-asian="en" style:country-asian="US"/>
    </style:style>
    <style:style style:name="T15" style:family="text">
      <style:text-properties fo:font-size="11pt" fo:font-weight="normal" officeooo:rsid="000de9fb" style:font-size-asian="11pt" style:language-asian="en" style:country-asian="US" style:font-weight-asian="normal" style:font-size-complex="11pt" style:font-weight-complex="normal"/>
    </style:style>
    <style:style style:name="T16" style:family="text">
      <style:text-properties fo:font-size="11pt" fo:font-weight="normal" officeooo:rsid="001a0581" style:font-size-asian="11pt" style:language-asian="en" style:country-asian="US" style:font-weight-asian="normal" style:font-size-complex="11pt" style:font-weight-complex="normal"/>
    </style:style>
    <style:style style:name="T17" style:family="text">
      <style:text-properties fo:font-size="11pt" fo:font-weight="normal" officeooo:rsid="000fc3cb" style:font-size-asian="11pt" style:language-asian="en" style:country-asian="US" style:font-weight-asian="normal" style:font-size-complex="11pt" style:font-weight-complex="normal"/>
    </style:style>
    <style:style style:name="T18" style:family="text">
      <style:text-properties officeooo:rsid="001b8305"/>
    </style:style>
    <style:style style:name="T19" style:family="text">
      <style:text-properties officeooo:rsid="001d8ccd"/>
    </style:style>
    <style:style style:name="T20" style:family="text">
      <style:text-properties officeooo:rsid="001ecf27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Список вопросов к <text:span text:style-name="T20">коллоквиуму</text:span> по курсу</text:p>
      <text:p text:style-name="P3"><text:span text:style-name="T19">О</text:span>перационные системы</text:p>
      <text:p text:style-name="P2"/>
      <text:list xml:id="list4257350294950630074" text:style-name="L1">
        <text:list-item>
          <text:p text:style-name="P4"><text:span text:style-name="T1">А</text:span><text:span text:style-name="T2">бстракции </text:span><text:span text:style-name="T3">операционной систем</text:span><text:span text:style-name="T2">ы, интерфейс к программам</text:span><text:span text:style-name="T3"> POSIX </text:span></text:p>
        </text:list-item>
      </text:list>
      <text:list xml:id="list3201285056631581751" text:style-name="L2">
        <text:list-item>
          <text:list>
            <text:list-item>
              <text:p text:style-name="P8">Виртуальные и физические ресурсы в вычислительной системе. Понятие <text:s/>уровней взаимодействия компонент вычислительной системы (пользовательские программы, абстракции операц. системы, драйверы, аппаратура).</text:p>
            </text:list-item>
            <text:list-item>
              <text:p text:style-name="P11">Понятие дистрибутива операционной системы, системных компонент. Понятие пакета программного обеспечения, репозитории пакетов.</text:p>
            </text:list-item>
            <text:list-item>
              <text:p text:style-name="P14"><text:span text:style-name="T4">Обычные (тяжелые) процессы (порождение, завершение, ожидание завершения). </text:span><text:span text:style-name="T5">Жизненный цикл процесса, состояния процесса. </text:span><text:span text:style-name="T6">Замена тела процесса (системный вызов execve </text:span><text:span text:style-name="T9">и семейство функций exec</text:span><text:span text:style-name="T6">).</text:span></text:p>
            </text:list-item>
            <text:list-item>
              <text:p text:style-name="P14"><text:span text:style-name="T5">Нити (л</text:span><text:span text:style-name="T4">егкие</text:span><text:span text:style-name="T5">)</text:span><text:span text:style-name="T4"> процессы <text:s/>(порождение, завершение, ожидание завершения)</text:span><text:span text:style-name="T5"> библиотека pthread.</text:span></text:p>
            </text:list-item>
            <text:list-item>
              <text:p text:style-name="P15"><text:span text:style-name="T5">И</text:span><text:span text:style-name="T4">дентификаторы пользователя, родителя, группы и сессии у процессов, эффективный идентификатор пользователя и группы: повышение и понижение прав процесса, в каких случаях это необходимо. Процессы демоны в UNIX.</text:span></text:p>
            </text:list-item>
            <text:list-item>
              <text:p text:style-name="P19">Работа с файлами, файловые дескрипторы, таблицы открытых файлов, системные вызовы: open, close, ioctl, fcntl, dup, dup2, <text:span text:style-name="T20">read, write. </text:span></text:p>
            </text:list-item>
            <text:list-item>
              <text:p text:style-name="P18"><text:span text:style-name="T4">Сигналы, обработчики сигналов, доставка сигналов, сигнальная маска; системные вызовы signal, sigprocmask, pause, kill. </text:span><text:span text:style-name="T12">Работа с таймером функции alarm и sleep.</text:span></text:p>
            </text:list-item>
          </text:list>
        </text:list-item>
      </text:list>
      <text:list xml:id="list165043843417286" text:continue-list="list4257350294950630074" text:style-name="L1">
        <text:list-item>
          <text:p text:style-name="P6"><text:span text:style-name="T4">Файловые системы и устройства хранения данных</text:span></text:p>
        </text:list-item>
      </text:list>
      <text:list xml:id="list8578688785816385572" text:style-name="L3">
        <text:list-item>
          <text:list>
            <text:list-item>
              <text:p text:style-name="P12"><text:span text:style-name="T4">Типы файлов. права </text:span><text:span text:style-name="T11">доступа </text:span><text:span text:style-name="T4">на файлы и каталоги. Текущий каталог, системный вызов chroot. Индексный дескриптор, системные вызовы <text:s/>stat, fstat, lstat. </text:span><text:span text:style-name="T7">Структура каталогов файловой системы UNIX, назначение каталогов и некоторых особенно важных файлов.</text:span></text:p>
            </text:list-item>
          </text:list>
        </text:list-item>
      </text:list>
      <text:list xml:id="list165043551117561" text:continue-list="list165043843417286" text:style-name="L1">
        <text:list-item>
          <text:p text:style-name="P5">Аппаратура и работа с ней</text:p>
        </text:list-item>
      </text:list>
      <text:list xml:id="list4352793875162978516" text:style-name="L4">
        <text:list-item>
          <text:list>
            <text:list-item>
              <text:p text:style-name="P21"><text:span text:style-name="T16">Иерархия памяти, Устройство памяти, Основные характеристики памяти. <text:s/>КЭШ</text:span><text:span text:style-name="T15"> L1/L2/</text:span><text:span text:style-name="T17">L3,</text:span><text:span text:style-name="T16"> расслоение памяти.</text:span></text:p>
            </text:list-item>
            <text:list-item>
              <text:p text:style-name="P16"><text:span text:style-name="T4">Процессор. </text:span><text:span text:style-name="T10">Принципы работы процессора и основные компоненты окружения процессора: такт, системы команд, шины (процессор –- память, процессор — внешние устройства ), <text:s/>регистры (</text:span><text:span text:style-name="T4">назначение регистров</text:span><text:span text:style-name="T10">), память.</text:span></text:p>
            </text:list-item>
            <text:list-item>
              <text:p text:style-name="P20">Таймеры в процессоре, принцип организации watchdog устройств. Использование операционной системой различных таймеров.</text:p>
            </text:list-item>
            <text:list-item>
              <text:p text:style-name="P17"><text:span text:style-name="T4">Виртуальная память и защита памяти, сегментностраничная организация памяти, кольца защиты. Таблицы сегментов, таблицы страниц; назначение принципы работы операционной системы со страницами и сегментами. </text:span><text:span text:style-name="T8">TLB-KЭШ.</text:span><text:span text:style-name="T4"> Системный вызов: поддержка в аппаратуре системного вызова.</text:span></text:p>
            </text:list-item>
            <text:list-item>
              <text:p text:style-name="P17"><text:span text:style-name="T4">Механизм прерываний, работа с переферией. Базовые принципы работы </text:span><text:span text:style-name="T14">с внешними устройствами (синхронный/асинхронный режимы). К</text:span><text:span text:style-name="T4">онтролер прерываний. </text:span><text:span text:style-name="T7">Маска прерываний, уход в прерывание и возврат из прерывания. </text:span><text:span text:style-name="T8">Регистровые окна.</text:span></text:p>
            </text:list-item>
          </text:list>
        </text:list-item>
      </text:list>
      <text:list xml:id="list165045240523155" text:continue-list="list165043551117561" text:style-name="L1">
        <text:list-item>
          <text:p text:style-name="P5">Внутреннее устройство операционной системы</text:p>
        </text:list-item>
      </text:list>
      <text:list xml:id="list3872888159939321763" text:style-name="L5">
        <text:list-item>
          <text:list>
            <text:list-item>
              <text:p text:style-name="P9">Ядро операционной системы, распределение виртуальной и физической памяти ядром. Монолитное ядро и микроядерная архитектура. Подгружаемые модули в ядро.</text:p>
            </text:list-item>
            <text:list-item>
              <text:p text:style-name="P9">Выделение памяти ядром и процессами. Функции malloc, calloc, reallo<text:span text:style-name="T18">с, free</text:span>.</text:p>
            </text:list-item>
            <text:list-item>
              <text:p text:style-name="P10">Контекст процесса. Планирование выполнения процессов, переключение между процессами. Операционные системы реального времени, <text:span text:style-name="T19">разделения времени, пакетные операционные системы.</text:span></text:p>
            </text:list-item>
            <text:list-item>
              <text:p text:style-name="P10">Загрузка операционной системы. Роль BIOS или сервисного процессора. Загрузчики 1,2 стадии. Передача параметров ядру. Действия операционной системы при загрузке. <text:soft-page-break/>Процесс и init и разворачивание остальной инфраструктуры (sysvinit, systemd). Библиотечная функция sysconf, файловая система proc. Остановка операционной системы.</text:p>
            </text:list-item>
            <text:list-item>
              <text:p text:style-name="P13"><text:span text:style-name="T4">Виртуальная файловая система в UNIX. Драйверы устройств, файловая система /dev, программа udev. Буферизация обменов с устройствами. </text:span><text:span text:style-name="T8">Связь устройства и операций с открытым процессом файлом.</text:span></text:p>
            </text:list-item>
          </text:list>
        </text:list-item>
      </text:list>
      <text:list xml:id="list165044759254730" text:continue-list="list165045240523155" text:style-name="L1">
        <text:list-header>
          <text:p text:style-name="P7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ey Nikolaevich Salnikov</meta:initial-creator>
    <meta:creation-date>2015-05-20T17:56:06.343588540</meta:creation-date>
    <dc:date>2016-11-04T16:50:43.362924205</dc:date>
    <meta:editing-duration>PT2H47M19S</meta:editing-duration>
    <meta:editing-cycles>8</meta:editing-cycles>
    <meta:generator>LibreOffice/4.3.3.2$Linux_X86_64 LibreOffice_project/430m0$Build-2</meta:generator>
    <dc:creator>Сальников</dc:creator>
    <meta:document-statistic meta:table-count="0" meta:image-count="0" meta:object-count="0" meta:page-count="2" meta:paragraph-count="25" meta:word-count="423" meta:character-count="3459" meta:non-whitespace-character-count="3075"/>
  </office:meta>
</office:document-meta>
</file>